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135.89mm"/>
    </style:style>
    <style:style style:name="co7" style:family="table-column">
      <style:table-column-properties fo:break-before="auto" style:column-width="208.6mm"/>
    </style:style>
    <style:style style:name="co8" style:family="table-column">
      <style:table-column-properties fo:break-before="auto" style:column-width="22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5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6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fo:font-size="12pt" fo:font-weight="bold" style:font-name-asian="Ubuntu" style:font-size-asian="12pt" style:font-weight-asian="bold" style:font-name-complex="Droid Sans Fallback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font-name="Ubuntu" fo:font-weight="bold" style:font-name-asian="Ubuntu" style:font-weight-asian="bold" style:font-weight-complex="bold"/>
    </style:style>
    <style:style style:name="ce1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7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18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19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ff3300" style:font-name="Ubuntu" fo:font-style="normal" style:text-underline-style="none" fo:font-weight="bold" style:font-name-asian="Ubuntu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4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ff3300" style:font-name="Ubuntu" fo:font-weight="bold" style:font-name-asian="Ubuntu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00" style:font-name="Ubuntu" fo:font-weight="bold" style:font-name-asian="Ubuntu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font-name="Ubuntu" fo:font-weight="bold" style:font-name-asian="Ubuntu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Ubuntu" style:font-name-asian="Ubuntu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3333" style:font-name="Ubuntu" fo:font-weight="bold" style:font-name-asian="Ubuntu" style:font-weight-asian="bold" style:font-weight-complex="bold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7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fo:language="en" fo:country="US" style:font-name-asian="Ubuntu" style:language-asian="en" style:country-asian="US" style:font-name-complex="Monospace" style:language-complex="en" style:country-complex="US"/>
    </style:style>
    <style:style style:name="ce3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font-name="Ubuntu" style:font-name-asian="Ubuntu" style:font-name-complex="Droid Sans Fallback"/>
    </style:style>
    <style:style style:name="ce39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0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1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2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3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style:font-name-asian="Ubuntu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Ubuntu"/>
    </style:style>
    <style:style style:name="T1" style:family="text">
      <style:text-properties fo:color="#cc00cc"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0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012" table:default-cell-style-name="ce8"/>
        <table:table-column table:style-name="co8" table:default-cell-style-name="ce53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#of Args</text:p>
          </table:table-cell>
          <table:table-cell table:style-name="ce1" office:value-type="string" calcext:value-type="string">
            <text:p>Arg[0]</text:p>
          </table:table-cell>
          <table:table-cell table:style-name="ce13" office:value-type="string" calcext:value-type="string">
            <text:p>Arg[1]</text:p>
          </table:table-cell>
          <table:table-cell table:style-name="ce13" office:value-type="string" calcext:value-type="string">
            <text:p>Arg[2]</text:p>
          </table:table-cell>
          <table:table-cell table:style-name="ce13" office:value-type="string" calcext:value-type="string">
            <text:p>Arg[3]</text:p>
          </table:table-cell>
          <table:table-cell table:style-name="ce1" office:value-type="string" calcext:value-type="string">
            <text:p>Method <text:s/>→ Class → Folder</text:p>
          </table:table-cell>
          <table:table-cell table:style-name="ce1" office:value-type="string" calcext:value-type="string">
            <text:p>Introduction</text:p>
          </table:table-cell>
          <table:table-cell table:style-name="ce30" table:number-columns-repeated="1012"/>
          <table:table-cell table:style-name="ce52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2" office:value-type="string" calcext:value-type="string">
            <text:p>print help or summary of available option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3" office:value-type="string" calcext:value-type="string">
            <text:p>open user pathway Pane of GUI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p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Pics(tmpPAth, false, false) <text:s/>---&gt; <text:s text:c="3"/>PathwayMatrix <text:s/>---&gt; <text:s text:c="3"/>Panes</text:p>
          </table:table-cell>
          <table:table-cell table:style-name="ce2" office:value-type="string" calcext:value-type="string">
            <text:p>all pathway pictures of all sample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s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PathwayMatrix <text:s/>---&gt; <text:s text:c="3"/>Panes</text:p>
          </table:table-cell>
          <table:table-cell table:style-name="ce44" office:value-type="string" calcext:value-type="string">
            <text:p>the pathway-score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m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exportMat(outPutPath_, true) <text:s/>---&gt; <text:s text:c="3"/>PathwayActivitymatrixPane <text:s/>---&gt; <text:s text:c="3"/>Panes</text:p>
          </table:table-cell>
          <table:table-cell table:style-name="ce45" office:value-type="string" calcext:value-type="string">
            <text:p>the pathway-activity-matrix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e</text:p>
          </table:table-cell>
          <table:table-cell table:style-name="ce3" office:value-type="string" calcext:value-type="string">
            <text:p>(empty)</text:p>
          </table:table-cell>
          <table:table-cell table:style-name="ce35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4" office:value-type="string" calcext:value-type="string">
            <text:p>the EC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7" office:value-type="string" calcext:value-type="string">
            <text:p>g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Mat(outPutPath_, true) <text:s/>---&gt; <text:s text:c="3"/>ActMatrixPane <text:s/>---&gt; <text:s text:c="3"/>Panes</text:p>
          </table:table-cell>
          <table:table-cell table:style-name="ce44" office:value-type="string" calcext:value-type="string">
            <text:p>the GO-activity-matrix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8" office:value-type="string" calcext:value-type="string">
            <text:p>f</text:p>
          </table:table-cell>
          <table:table-cell table:style-name="ce2" office:value-type="string" calcext:value-type="string">
            <text:p>(empty)</text:p>
          </table:table-cell>
          <table:table-cell table:style-name="ce2" office:value-type="string" calcext:value-type="string">
            <text:p>saveProject(path) <text:s/>---&gt; <text:s text:c="3"/>Controller <text:s/>---&gt; <text:s text:c="3"/>Prog</text:p>
          </table:table-cell>
          <table:table-cell table:style-name="ce45" office:value-type="string" calcext:value-type="string">
            <text:p>export the project as a .frp file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9" office:value-type="string" calcext:value-type="string">
            <text:p>a</text:p>
          </table:table-cell>
          <table:table-cell table:style-name="ce3" office:value-type="string" calcext:value-type="string">
            <text:p>(empty)</text:p>
          </table:table-cell>
          <table:table-cell table:style-name="ce36" office:value-type="string" calcext:value-type="string">
            <text:p>(p,s,m,e,f,<text:span text:style-name="T1">g</text:span>)</text:p>
          </table:table-cell>
          <table:table-cell table:style-name="ce44" office:value-type="string" calcext:value-type="string">
            <text:p>all of the above simultaneously (p,s,m,e,f,g)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9" office:value-type="string" calcext:value-type="string">
            <text:p>am</text:p>
          </table:table-cell>
          <table:table-cell table:style-name="ce2" office:value-type="string" calcext:value-type="string">
            <text:p>(empty)</text:p>
          </table:table-cell>
          <table:table-cell table:style-name="ce37" office:value-type="string" calcext:value-type="string">
            <text:p>(s,m,e,<text:span text:style-name="T1">g</text:span>)</text:p>
          </table:table-cell>
          <table:table-cell table:style-name="ce45" office:value-type="string" calcext:value-type="string">
            <text:p>All matrixs (s,,m,e,g)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def/OutputPath</text:p>
          </table:table-cell>
          <table:table-cell table:style-name="ce16" office:value-type="string" calcext:value-type="string">
            <text:p>op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exportPics(tmpPAth, true, false) <text:s/>---&gt; <text:s text:c="3"/>PathwayMatrix <text:s/>---&gt; <text:s text:c="3"/>Panes</text:p>
          </table:table-cell>
          <table:table-cell table:style-name="ce44" office:value-type="string" calcext:value-type="string">
            <text:p>the png images of all KEGG pathways for the overall sample</text:p>
          </table:table-cell>
          <table:table-cell table:style-name="ce3" table:number-columns-repeated="101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def/OutputPath</text:p>
          </table:table-cell>
          <table:table-cell table:style-name="ce15" office:value-type="string" calcext:value-type="string">
            <text:p>up</text:p>
          </table:table-cell>
          <table:table-cell table:style-name="ce2" office:value-type="string" calcext:value-type="string">
            <text:p>(empty)</text:p>
          </table:table-cell>
          <table:table-cell table:style-name="ce38" office:value-type="string" calcext:value-type="string">
            <text:p>exportPics(tmpPAth, true, true) <text:s/>---&gt; <text:s text:c="3"/>PathwayMatrix <text:s/>---&gt; <text:s text:c="3"/>Panes</text:p>
          </table:table-cell>
          <table:table-cell table:style-name="ce45" office:value-type="string" calcext:value-type="string">
            <text:p>only print out user designed Pathways</text:p>
          </table:table-cell>
          <table:table-cell table:style-name="ce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20" office:value-type="string" calcext:value-type="string">
            <text:p>ec</text:p>
          </table:table-cell>
          <table:table-cell table:style-name="ce10" office:value-type="string" calcext:value-type="string">
            <text:p>ec path or Ec#…</text:p>
          </table:table-cell>
          <table:table-cell table:style-name="ce39" office:value-type="string" calcext:value-type="string">
            <text:p>cmdExportRepseqs(String) <text:s/>---&gt; <text:s text:c="3"/>ActMatrixPane <text:s/>---&gt; <text:s text:c="3"/>Panes</text:p>
          </table:table-cell>
          <table:table-cell table:style-name="ce46" office:value-type="string" calcext:value-type="string">
            <text:p>export a list of sequence IDs from a file of ec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0" office:value-type="string" calcext:value-type="string">
            <text:p>InputPath</text:p>
          </table:table-cell>
          <table:table-cell table:style-name="ce10" office:value-type="string" calcext:value-type="string">
            <text:p>def/OutputPath</text:p>
          </table:table-cell>
          <table:table-cell table:style-name="ce17" office:value-type="string" calcext:value-type="string">
            <text:p>go</text:p>
          </table:table-cell>
          <table:table-cell table:style-name="ce10" office:value-type="string" calcext:value-type="string">
            <text:p>go path or Go#…</text:p>
          </table:table-cell>
          <table:table-cell table:style-name="ce39" office:value-type="string" calcext:value-type="string">
            <text:p>cmdExportRepseqsGo(String) <text:s/>---&gt; <text:s text:c="3"/>ActMatrixPane <text:s/>---&gt; <text:s text:c="3"/>Panes</text:p>
          </table:table-cell>
          <table:table-cell table:style-name="ce46" office:value-type="string" calcext:value-type="string">
            <text:p>export a list of sequence IDs from a file of GO numbers from your input file</text:p>
          </table:table-cell>
          <table:table-cell table:style-name="ce10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1" office:value-type="string" calcext:value-type="string">
            <text:p>seq</text:p>
          </table:table-cell>
          <table:table-cell table:style-name="ce31" office:value-type="string" calcext:value-type="string">
            <text:p>ec path or Ec#…</text:p>
          </table:table-cell>
          <table:table-cell table:style-name="ce40" office:value-type="string" calcext:value-type="string">
            <text:p>cmdExportSequences(String,String,fals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by assigned ec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1" office:value-type="string" calcext:value-type="string">
            <text:p>InputPath</text:p>
          </table:table-cell>
          <table:table-cell table:style-name="ce11" office:value-type="string" calcext:value-type="string">
            <text:p>def/OutputPath</text:p>
          </table:table-cell>
          <table:table-cell table:style-name="ce22" office:value-type="string" calcext:value-type="string">
            <text:p>seqgo</text:p>
          </table:table-cell>
          <table:table-cell table:style-name="ce31" office:value-type="string" calcext:value-type="string">
            <text:p>go path or Go#…</text:p>
          </table:table-cell>
          <table:table-cell table:style-name="ce40" office:value-type="string" calcext:value-type="string">
            <text:p>cmdExportSequencesGo(String,String,false,false) <text:s/>---&gt; <text:s text:c="3"/>ActMatrixPane <text:s/>---&gt; <text:s text:c="3"/>Panes</text:p>
          </table:table-cell>
          <table:table-cell table:style-name="ce47" office:value-type="string" calcext:value-type="string">
            <text:p>export a file of sequences from input file which has the sequence files related to the samples by assigned go numbers.</text:p>
          </table:table-cell>
          <table:table-cell table:style-name="ce11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3" office:value-type="string" calcext:value-type="string">
            <text:p>seqall</text:p>
          </table:table-cell>
          <table:table-cell table:style-name="ce32" office:value-type="string" calcext:value-type="string">
            <text:p>ec path or Ec#…</text:p>
          </table:table-cell>
          <table:table-cell table:style-name="ce41" office:value-type="string" calcext:value-type="string">
            <text:p>cmdExportSequences(String,String,true,false) <text:s/>---&gt; <text:s text:c="3"/>ActMatrixPane <text:s/>---&gt; <text:s text:c="3"/>Panes</text:p>
          </table:table-cell>
          <table:table-cell table:style-name="ce48" office:value-type="string" calcext:value-type="string">
            <text:p>export a file of sequences from input file which has the sequence files related to the samples into one file per assigned EC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4" office:value-type="string" calcext:value-type="string">
            <text:p>&gt;=4 </text:p>
          </table:table-cell>
          <table:table-cell table:style-name="ce12" office:value-type="string" calcext:value-type="string">
            <text:p>InputPath</text:p>
          </table:table-cell>
          <table:table-cell table:style-name="ce12" office:value-type="string" calcext:value-type="string">
            <text:p>def/OutputPath</text:p>
          </table:table-cell>
          <table:table-cell table:style-name="ce24" office:value-type="string" calcext:value-type="string">
            <text:p>seqallgo</text:p>
          </table:table-cell>
          <table:table-cell table:style-name="ce32" office:value-type="string" calcext:value-type="string">
            <text:p>go path or Go#…</text:p>
          </table:table-cell>
          <table:table-cell table:style-name="ce41" office:value-type="string" calcext:value-type="string">
            <text:p>cmdExportSequencesGo(String,String,true,false) <text:s/>---&gt; <text:s text:c="3"/>ActMatrixPane <text:s/>---&gt; <text:s text:c="3"/>Panes</text:p>
          </table:table-cell>
          <table:table-cell table:style-name="ce48" office:value-type="string" calcext:value-type="string">
            <text:p>export a file of sequences from input file which has the sequence files related to the samples into one file per assigned go number</text:p>
          </table:table-cell>
          <table:table-cell table:style-name="ce12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(empty=export all)</text:p>
          </table:table-cell>
          <table:table-cell table:style-name="ce42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</text:p>
          </table:table-cell>
          <table:table-cell table:style-name="ce42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42" office:value-type="string" calcext:value-type="string">
            <text:p>exportEcNums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25" office:value-type="string" calcext:value-type="string">
            <text:p>eclist</text:p>
          </table:table-cell>
          <table:table-cell table:style-name="ce5" office:value-type="string" calcext:value-type="string">
            <text:p>#s(sort by sum)</text:p>
          </table:table-cell>
          <table:table-cell table:style-name="ce42" office:value-type="string" calcext:value-type="string">
            <text:p>exportEcNums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ec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(empty=export all)</text:p>
          </table:table-cell>
          <table:table-cell table:style-name="ce5" office:value-type="string" calcext:value-type="string">
            <text:p>exportEcNumsGo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exportEcNumsGo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s (export all/sort by sum)</text:p>
          </table:table-cell>
          <table:table-cell table:style-name="ce5" office:value-type="string" calcext:value-type="string">
            <text:p>exportEcNumsGo(OPP,0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def/OutputPath</text:p>
          </table:table-cell>
          <table:table-cell table:style-name="ce17" office:value-type="string" calcext:value-type="string">
            <text:p>golist</text:p>
          </table:table-cell>
          <table:table-cell table:style-name="ce5" office:value-type="string" calcext:value-type="string">
            <text:p>#s(sort by sum)</text:p>
          </table:table-cell>
          <table:table-cell table:style-name="ce5" office:value-type="string" calcext:value-type="string">
            <text:p>exportEcNumsGo(OPP,int) <text:s/>---&gt; <text:s text:c="2"/>ActMatrixPane <text:s/>---&gt; <text:s text:c="3"/>Panes</text:p>
          </table:table-cell>
          <table:table-cell table:style-name="ce49" office:value-type="string" calcext:value-type="string">
            <text:p>export all go numbers from the ec matrix</text:p>
          </table:table-cell>
          <table:table-cell table:style-name="ce5" table:number-columns-repeated="1012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(Line,0) <text:s/>---&gt; <text:s text:c="3"/>ActMatrixPane <text:s/>---&gt; <text:s text:c="3"/>Panes</text:p>
          </table:table-cell>
          <table:table-cell table:style-name="ce5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26" office:value-type="string" calcext:value-type="string">
            <text:p>pvalu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(Line,int) <text:s/>---&gt; <text:s text:c="3"/>ActMatrixPane <text:s/>---&gt; <text:s text:c="3"/>Panes</text:p>
          </table:table-cell>
          <table:table-cell table:style-name="ce5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(empty=export all)</text:p>
          </table:table-cell>
          <table:table-cell table:style-name="ce6" office:value-type="string" calcext:value-type="string">
            <text:p>showHypergeometricDistributionGo(Line,0) <text:s/>---&gt; <text:s text:c="3"/>ActMatrixPane <text:s/>---&gt; <text:s text:c="3"/>Panes</text:p>
          </table:table-cell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def/OutputPath</text:p>
          </table:table-cell>
          <table:table-cell table:style-name="ce17" office:value-type="string" calcext:value-type="string">
            <text:p>pvaluego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showHypergeometricDistributionGo(Line,int) <text:s/>---&gt; <text:s text:c="3"/>ActMatrixPane <text:s/>---&gt; <text:s text:c="3"/>Panes</text:p>
          </table:table-cell>
          <table:table-cell table:style-name="ce6" office:value-type="string" calcext:value-type="string">
            <text:p>export all(or assgined) go numbers from the go matrix that have been sorted according to lowest hypergeometric distribution pvalue</text:p>
          </table:table-cell>
          <table:table-cell table:style-name="ce6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</text:p>
          </table:table-cell>
          <table:table-cell table:style-name="ce33" office:value-type="string" calcext:value-type="string">
            <text:p>Seq path or/and ec path or/and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find the lowest common ancestor for a given ec, 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go</text:p>
          </table:table-cell>
          <table:table-cell table:style-name="ce33" office:value-type="string" calcext:value-type="string">
            <text:p>Seq path or/and go path or/and GO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find the lowest common ancestor for a given go, <text:s/>sequence file (or list of sequence file paths)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7" office:value-type="string" calcext:value-type="string">
            <text:p>lcamat</text:p>
          </table:table-cell>
          <table:table-cell table:style-name="ce33" office:value-type="string" calcext:value-type="string">
            <text:p>Seq path or/and ec path or/and Ec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Lca EC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style-name="ce7" office:value-type="string" calcext:value-type="string">
            <text:p>&gt;=4 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def/OutputPath</text:p>
          </table:table-cell>
          <table:table-cell table:style-name="ce24" office:value-type="string" calcext:value-type="string">
            <text:p>lcamatgo</text:p>
          </table:table-cell>
          <table:table-cell table:style-name="ce33" office:value-type="string" calcext:value-type="string">
            <text:p>Seq path or/and go path or/and GO#…</text:p>
          </table:table-cell>
          <table:table-cell table:style-name="ce7" office:value-type="string" calcext:value-type="string">
            <text:p>getTrypticPeptideAnaysis <text:s/>---&gt; <text:s text:c="3"/>MetaProteomicAnalysis <text:s/>---&gt; <text:s text:c="3"/>Prog</text:p>
          </table:table-cell>
          <table:table-cell table:style-name="ce51" office:value-type="string" calcext:value-type="string">
            <text:p>Lca GO-taxa matrix</text:p>
          </table:table-cell>
          <table:table-cell table:style-name="ce7" table:number-columns-repeated="1012"/>
          <table:table-cell table:number-columns-repeated="5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 office:value-type="string" calcext:value-type="string">
            <text:p>Note:</text:p>
          </table:table-cell>
          <table:table-cell/>
          <table:table-cell table:style-name="ce14"/>
          <table:table-cell table:style-name="ce29" office:value-type="string" calcext:value-type="string">
            <text:p>*seq file needed</text:p>
          </table:table-cell>
          <table:table-cell table:style-name="ce34"/>
          <table:table-cell office:value-type="string" calcext:value-type="string">
            <text:p>*def = default output path. /FROMP/def/”option's name”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GO fun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>
            <text:p>Go&amp;EC function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git</text:p>
          </table:table-cell>
          <table:table-cell table:number-columns-repeated="1017"/>
        </table:table-row>
        <table:table-row table:style-name="ro2">
          <table:table-cell table:style-name="ce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3"/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00-00-00</text:date>, <text:time style:data-style-name="N2" text:time-value="09:01:27.66942473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4-25T12:55:54.162838848</dc:date>
    <meta:editing-duration>P1DT7H45M2S</meta:editing-duration>
    <meta:editing-cycles>51</meta:editing-cycles>
    <meta:generator>LibreOffice/5.0.5.2$Linux_X86_64 LibreOffice_project/00m0$Build-2</meta:generator>
    <meta:document-statistic meta:table-count="1" meta:cell-count="243" meta:object-count="0"/>
  </office:meta>
</office:document-meta>
</file>